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6424in"/>
    </style:style>
    <style:style style:name="Table1.B" style:family="table-column">
      <style:table-column-properties style:column-width="2.8389in"/>
    </style:style>
    <style:style style:name="Table1.C" style:family="table-column">
      <style:table-column-properties style:column-width="2.211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orizontal_20_Line">
      <style:text-properties fo:font-weight="normal" style:font-weight-asian="normal" style:font-weight-complex="normal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2">
      <style:text-properties fo:font-weight="normal" style:font-weight-asian="normal" style:font-weight-complex="normal"/>
    </style:style>
    <style:style style:name="P15" style:family="paragraph" style:parent-style-name="Text_20_body" style:list-style-name="L4">
      <style:text-properties fo:font-weight="normal" style:font-weight-asian="normal" style:font-weight-complex="normal"/>
    </style:style>
    <style:style style:name="P16" style:family="paragraph" style:parent-style-name="Text_20_body" style:list-style-name="L7">
      <style:text-properties fo:font-weight="normal" style:font-weight-asian="normal" style:font-weight-complex="normal"/>
    </style:style>
    <style:style style:name="P17" style:family="paragraph" style:parent-style-name="Text_20_body" style:list-style-name="L8">
      <style:text-properties fo:font-weight="normal" style:font-weight-asian="normal" style:font-weight-complex="normal"/>
    </style:style>
    <style:style style:name="P18" style:family="paragraph" style:parent-style-name="Text_20_body" style:list-style-name="L9">
      <style:text-properties fo:font-weight="normal" style:font-weight-asian="normal" style:font-weight-complex="normal"/>
    </style:style>
    <style:style style:name="P19" style:family="paragraph" style:parent-style-name="Text_20_body" style:list-style-name="L10">
      <style:text-properties fo:font-weight="normal" style:font-weight-asian="normal" style:font-weight-complex="normal"/>
    </style:style>
    <style:style style:name="P20" style:family="paragraph" style:parent-style-name="Text_20_body" style:list-style-name="L1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2">Wi-Fi Topologies and Use Cases</text:span></text:span></text:h>
      <text:h text:style-name="Heading_20_2" text:outline-level="2"><text:span text:style-name="Strong_20_Emphasis"><text:span text:style-name="T2">1. Types of Wi-Fi Topologies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<text:span text:style-name="T2">Topology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Description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Use Cases</text:span>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2">Infrastructure Mode</text:span></text:span></text:p>
          </table:table-cell>
          <table:table-cell table:style-name="Table1.A1" office:value-type="string">
            <text:p text:style-name="Table_20_Contents"><text:span text:style-name="T2">Devices connect through a central </text:span><text:span text:style-name="Strong_20_Emphasis"><text:span text:style-name="T2">Access Point (AP)</text:span></text:span><text:span text:style-name="T2">, which manages network traffic.</text:span></text:p>
          </table:table-cell>
          <table:table-cell table:style-name="Table1.A1" office:value-type="string">
            <text:p text:style-name="P3">Homes, Offices, Public Wi-Fi, IoT network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Ad-Hoc Mode (Peer-to-Peer, P2P)</text:span></text:span></text:p>
          </table:table-cell>
          <table:table-cell table:style-name="Table1.A1" office:value-type="string">
            <text:p text:style-name="Table_20_Contents"><text:span text:style-name="T2">Devices communicate </text:span><text:span text:style-name="Strong_20_Emphasis"><text:span text:style-name="T2">directly</text:span></text:span><text:span text:style-name="T2"> without an Access Point.</text:span></text:p>
          </table:table-cell>
          <table:table-cell table:style-name="Table1.A1" office:value-type="string">
            <text:p text:style-name="P3">Temporary connections, File Sharing, Emergency Network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Mesh Network</text:span></text:span></text:p>
          </table:table-cell>
          <table:table-cell table:style-name="Table1.A1" office:value-type="string">
            <text:p text:style-name="P3">Devices act as both clients and routers, forwarding data between nodes.</text:p>
          </table:table-cell>
          <table:table-cell table:style-name="Table1.A1" office:value-type="string">
            <text:p text:style-name="P3">Large-Scale Deployments, Smart Cities, Io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Star Topology</text:span></text:span></text:p>
          </table:table-cell>
          <table:table-cell table:style-name="Table1.A1" office:value-type="string">
            <text:p text:style-name="Table_20_Contents"><text:span text:style-name="T2">All devices connect to a central hub or AP, creating a </text:span><text:span text:style-name="Strong_20_Emphasis"><text:span text:style-name="T2">single point of failure</text:span></text:span><text:span text:style-name="T2">.</text:span></text:p>
          </table:table-cell>
          <table:table-cell table:style-name="Table1.A1" office:value-type="string">
            <text:p text:style-name="P3">Home Wi-Fi, Enterprise Network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Extended Service Set (ESS)</text:span></text:span></text:p>
          </table:table-cell>
          <table:table-cell table:style-name="Table1.A1" office:value-type="string">
            <text:p text:style-name="P3">Multiple Access Points (APs) connect to form a large network.</text:p>
          </table:table-cell>
          <table:table-cell table:style-name="Table1.A1" office:value-type="string">
            <text:p text:style-name="P3">Hotels, Airports, Universities, Large Offic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Wi-Fi Direct</text:span></text:span></text:p>
          </table:table-cell>
          <table:table-cell table:style-name="Table1.A1" office:value-type="string">
            <text:p text:style-name="P3">Devices connect without an AP, similar to Bluetooth but with higher speeds.</text:p>
          </table:table-cell>
          <table:table-cell table:style-name="Table1.A1" office:value-type="string">
            <text:p text:style-name="P3">Wireless Printing, File Transfers, Smart TVs</text:p>
          </table:table-cell>
        </table:table-row>
      </table:table>
      <text:p text:style-name="P1"/>
      <text:h text:style-name="Heading_20_2" text:outline-level="2"><text:span text:style-name="Strong_20_Emphasis"><text:span text:style-name="T2">2. Wi-Fi Topologies in Detail</text:span></text:span></text:h>
      <text:h text:style-name="Heading_20_3" text:outline-level="3"><text:span text:style-name="Strong_20_Emphasis"><text:span text:style-name="T2">A. Infrastructure Mode</text:span></text:span></text:h>
      <text:list text:style-name="L1">
        <text:list-item>
          <text:p text:style-name="P4"><text:span text:style-name="Strong_20_Emphasis"><text:span text:style-name="T2">Most common Wi-Fi topology</text:span></text:span><text:span text:style-name="T2"> where all devices (laptops, phones, etc.) connect to an </text:span><text:span text:style-name="Strong_20_Emphasis"><text:span text:style-name="T2">Access Point (AP)</text:span></text:span><text:span text:style-name="T2">.</text:span></text:p>
        </text:list-item>
        <text:list-item>
          <text:p text:style-name="P4"><text:span text:style-name="T2">The AP is connected to a </text:span><text:span text:style-name="Strong_20_Emphasis"><text:span text:style-name="T2">router/modem</text:span></text:span><text:span text:style-name="T2">, providing internet access.</text:span></text:p>
        </text:list-item>
        <text:list-item>
          <text:p text:style-name="P4"><text:span text:style-name="T2">Devices do </text:span><text:span text:style-name="Strong_20_Emphasis"><text:span text:style-name="T2">not communicate directly</text:span></text:span><text:span text:style-name="T2"> with each other; data flows through the AP.</text:span></text:p>
        </text:list-item>
        <text:list-item>
          <text:p text:style-name="P4"><text:span text:style-name="Strong_20_Emphasis"><text:span text:style-name="T2">Use Cases:</text:span></text:span><text:span text:style-name="T2"> Home Wi-Fi, Enterprise Networks, Schools, Offices, Airports.</text:span></text:p>
        </text:list-item>
      </text:list>
      <text:h text:style-name="Heading_20_3" text:outline-level="3"><text:span text:style-name="Strong_20_Emphasis"><text:span text:style-name="T2">B. Ad-Hoc Mode (Peer-to-Peer)</text:span></text:span></text:h>
      <text:list text:style-name="L2">
        <text:list-item>
          <text:p text:style-name="P5"><text:span text:style-name="T2">Devices communicate </text:span><text:span text:style-name="Strong_20_Emphasis"><text:span text:style-name="T2">directly</text:span></text:span><text:span text:style-name="T2"> without needing an Access Point.</text:span></text:p>
        </text:list-item>
        <text:list-item>
          <text:p text:style-name="P14">No centralized control, and all devices act as both senders and receivers.</text:p>
        </text:list-item>
        <text:list-item>
          <text:p text:style-name="P5"><text:span text:style-name="Strong_20_Emphasis"><text:span text:style-name="T2">Use Cases:</text:span></text:span><text:span text:style-name="T2"> File sharing, Temporary networks, Emergency communication (e.g., after natural disasters).</text:span></text:p>
        </text:list-item>
      </text:list>
      <text:h text:style-name="Heading_20_3" text:outline-level="3"><text:span text:style-name="Strong_20_Emphasis"><text:span text:style-name="T2">C. Mesh Network</text:span></text:span></text:h>
      <text:list text:style-name="L3">
        <text:list-item>
          <text:p text:style-name="P6"><text:span text:style-name="Strong_20_Emphasis"><text:span text:style-name="T2">Decentralized network</text:span></text:span><text:span text:style-name="T2">, where each node (device) connects to multiple other nodes.</text:span></text:p>
        </text:list-item>
        <text:list-item>
          <text:p text:style-name="P6"><text:span text:style-name="T2">If one device fails, data can take an alternate route, making it highly </text:span><text:span text:style-name="Strong_20_Emphasis"><text:span text:style-name="T2">fault-tolerant</text:span></text:span><text:span text:style-name="T2">.</text:span></text:p>
        </text:list-item>
        <text:list-item>
          <text:p text:style-name="P6"><text:span text:style-name="T2">Expands </text:span><text:span text:style-name="Strong_20_Emphasis"><text:span text:style-name="T2">wireless coverage</text:span></text:span><text:span text:style-name="T2"> without additional cabling.</text:span></text:p>
        </text:list-item>
        <text:list-item>
          <text:p text:style-name="P6"><text:span text:style-name="Strong_20_Emphasis"><text:span text:style-name="T2">Use Cases:</text:span></text:span><text:span text:style-name="T2"> Smart Homes, IoT, Industrial Automation, Large-scale Wi-Fi deployments (e.g., Smart Cities).</text:span></text:p>
        </text:list-item>
      </text:list>
      <text:h text:style-name="Heading_20_3" text:outline-level="3"><text:soft-page-break/><text:span text:style-name="Strong_20_Emphasis"><text:span text:style-name="T2">D. Star Topology</text:span></text:span></text:h>
      <text:list text:style-name="L4">
        <text:list-item>
          <text:p text:style-name="P7"><text:span text:style-name="Strong_20_Emphasis"><text:span text:style-name="T2">Central AP connects all devices</text:span></text:span><text:span text:style-name="T2">, similar to Infrastructure Mode.</text:span></text:p>
        </text:list-item>
        <text:list-item>
          <text:p text:style-name="P15">If the AP fails, the network collapses.</text:p>
        </text:list-item>
        <text:list-item>
          <text:p text:style-name="P7"><text:span text:style-name="Strong_20_Emphasis"><text:span text:style-name="T2">Use Cases:</text:span></text:span><text:span text:style-name="T2"> Home Wi-Fi, Small Offices.</text:span></text:p>
        </text:list-item>
      </text:list>
      <text:h text:style-name="Heading_20_3" text:outline-level="3"><text:span text:style-name="Strong_20_Emphasis"><text:span text:style-name="T2">E. Extended Service Set (ESS)</text:span></text:span></text:h>
      <text:list text:style-name="L5">
        <text:list-item>
          <text:p text:style-name="P8"><text:span text:style-name="Strong_20_Emphasis"><text:span text:style-name="T2">Multiple APs are interconnected</text:span></text:span><text:span text:style-name="T2">, providing seamless connectivity over a large area.</text:span></text:p>
        </text:list-item>
        <text:list-item>
          <text:p text:style-name="P8"><text:span text:style-name="T2">Devices </text:span><text:span text:style-name="Strong_20_Emphasis"><text:span text:style-name="T2">roam between APs</text:span></text:span><text:span text:style-name="T2"> without losing connection.</text:span></text:p>
        </text:list-item>
        <text:list-item>
          <text:p text:style-name="P8"><text:span text:style-name="Strong_20_Emphasis"><text:span text:style-name="T2">Use Cases:</text:span></text:span><text:span text:style-name="T2"> Large buildings, Hotels, Universities, Airports.</text:span></text:p>
        </text:list-item>
      </text:list>
      <text:h text:style-name="Heading_20_3" text:outline-level="3"><text:span text:style-name="Strong_20_Emphasis"><text:span text:style-name="T2">F. Wi-Fi Direct</text:span></text:span></text:h>
      <text:list text:style-name="L6">
        <text:list-item>
          <text:p text:style-name="P9"><text:span text:style-name="T2">Devices communicate </text:span><text:span text:style-name="Strong_20_Emphasis"><text:span text:style-name="T2">one-to-one</text:span></text:span><text:span text:style-name="T2"> without a router/AP.</text:span></text:p>
        </text:list-item>
        <text:list-item>
          <text:p text:style-name="P9"><text:span text:style-name="T2">Works like </text:span><text:span text:style-name="Strong_20_Emphasis"><text:span text:style-name="T2">Bluetooth</text:span></text:span><text:span text:style-name="T2">, but faster and with a greater range.</text:span></text:p>
        </text:list-item>
        <text:list-item>
          <text:p text:style-name="P9"><text:span text:style-name="Strong_20_Emphasis"><text:span text:style-name="T2">Use Cases:</text:span></text:span><text:span text:style-name="T2"> Smart TVs, Wireless Printing, File Transfers.</text:span></text:p>
        </text:list-item>
      </text:list>
      <text:h text:style-name="Heading_20_2" text:outline-level="2"><text:span text:style-name="Strong_20_Emphasis"><text:span text:style-name="T2">3. Use Cases of Wi-Fi Topologies</text:span></text:span></text:h>
      <text:h text:style-name="Heading_20_3" text:outline-level="3"><text:span text:style-name="Strong_20_Emphasis"><text:span text:style-name="T2">1️ Home Networks (Infrastructure Mode, Star)</text:span></text:span></text:h>
      <text:list text:style-name="L7">
        <text:list-item>
          <text:p text:style-name="P16">Internet access via routers and Wi-Fi APs.</text:p>
        </text:list-item>
        <text:list-item>
          <text:p text:style-name="P16">Smart home devices (IoT) connected through Wi-Fi.</text:p>
        </text:list-item>
      </text:list>
      <text:h text:style-name="Heading_20_3" text:outline-level="3"><text:span text:style-name="Strong_20_Emphasis"><text:span text:style-name="T2">2️ Office and Enterprise Wi-Fi (Infrastructure Mode, ESS)</text:span></text:span></text:h>
      <text:list text:style-name="L8">
        <text:list-item>
          <text:p text:style-name="P17">Multiple APs allow employees to roam seamlessly.</text:p>
        </text:list-item>
        <text:list-item>
          <text:p text:style-name="P17">Secure access through authentication protocols (WPA3).</text:p>
        </text:list-item>
      </text:list>
      <text:h text:style-name="Heading_20_3" text:outline-level="3"><text:span text:style-name="Strong_20_Emphasis"><text:span text:style-name="T2">3️ Public Wi-Fi (ESS, Star)</text:span></text:span></text:h>
      <text:list text:style-name="L9">
        <text:list-item>
          <text:p text:style-name="P18">Airports, cafes, and malls use multiple APs.</text:p>
        </text:list-item>
        <text:list-item>
          <text:p text:style-name="P18">Hotspot authentication through captive portals.</text:p>
        </text:list-item>
      </text:list>
      <text:h text:style-name="Heading_20_3" text:outline-level="3"><text:span text:style-name="Strong_20_Emphasis"><text:span text:style-name="T2">4️ Emergency and Military Communication (Ad-Hoc, Mesh)</text:span></text:span></text:h>
      <text:list text:style-name="L10">
        <text:list-item>
          <text:p text:style-name="P19">Quick deployment of networks in disaster zones.</text:p>
        </text:list-item>
        <text:list-item>
          <text:p text:style-name="P10"><text:span text:style-name="T2">Military vehicles use </text:span><text:span text:style-name="Strong_20_Emphasis"><text:span text:style-name="T2">ad-hoc networks</text:span></text:span><text:span text:style-name="T2"> for secure communication.</text:span></text:p>
        </text:list-item>
      </text:list>
      <text:h text:style-name="Heading_20_3" text:outline-level="3"><text:span text:style-name="Strong_20_Emphasis"><text:span text:style-name="T2">5️ Smart Cities and IoT (Mesh)</text:span></text:span></text:h>
      <text:list text:style-name="L11">
        <text:list-item>
          <text:p text:style-name="P11"><text:span text:style-name="Strong_20_Emphasis"><text:span text:style-name="T2">Mesh Wi-Fi</text:span></text:span><text:span text:style-name="T2"> connects traffic lights, surveillance cameras, and sensors.</text:span></text:p>
        </text:list-item>
        <text:list-item>
          <text:p text:style-name="P11"><text:span text:style-name="Strong_20_Emphasis"><text:span text:style-name="T2">Use Case:</text:span></text:span><text:span text:style-name="T2"> City-wide public Wi-Fi, smart energy grids.</text:span></text:p>
        </text:list-item>
      </text:list>
      <text:h text:style-name="Heading_20_3" text:outline-level="3"><text:soft-page-break/><text:span text:style-name="Strong_20_Emphasis"><text:span text:style-name="T2">6️ Wireless File Sharing (Wi-Fi Direct, Ad-Hoc)</text:span></text:span></text:h>
      <text:list text:style-name="L12">
        <text:list-item>
          <text:p text:style-name="P20">Smartphones, laptops, and printers can communicate without a router.</text:p>
        </text:list-item>
        <text:list-item>
          <text:p text:style-name="P12"><text:span text:style-name="T2">Example: </text:span><text:span text:style-name="Strong_20_Emphasis"><text:span text:style-name="T2">Wi-Fi Direct</text:span></text:span><text:span text:style-name="T2"> for sending files to a printer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3:32:24.716854436</meta:creation-date>
    <dc:date>2025-03-31T23:34:15.956424771</dc:date>
    <meta:editing-duration>PT1M52S</meta:editing-duration>
    <meta:editing-cycles>1</meta:editing-cycles>
    <meta:document-statistic meta:table-count="1" meta:image-count="0" meta:object-count="0" meta:page-count="3" meta:paragraph-count="69" meta:word-count="516" meta:character-count="3364" meta:non-whitespace-character-count="2949"/>
    <meta:generator>LibreOffice/24.2.7.2$Linux_X86_64 LibreOffice_project/420$Build-2</meta:generator>
  </office:meta>
</office:document-meta>
</file>